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26b16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286022" officeooo:paragraph-rsid="0028602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fce7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a4513" officeooo:paragraph-rsid="003fce7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officeooo:paragraph-rsid="0033d3e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paragraph-rsid="003fce7b"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a4513" officeooo:paragraph-rsid="003fce7b"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3f16d6" officeooo:paragraph-rsid="003f16d6"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4pt" fo:font-weight="bold" officeooo:paragraph-rsid="0020edaf" style:font-size-asian="14pt" style:font-weight-asian="bold" style:font-size-complex="14pt" style:font-weight-complex="bold"/>
    </style:style>
    <style:style style:name="P10" style:family="paragraph" style:parent-style-name="Standard" style:list-style-name="L1">
      <style:paragraph-properties fo:text-align="start" style:justify-single-word="false"/>
      <style:text-properties officeooo:paragraph-rsid="0026b16e"/>
    </style:style>
    <style:style style:name="P11" style:family="paragraph" style:parent-style-name="Standard" style:list-style-name="L5">
      <style:paragraph-properties fo:text-align="start" style:justify-single-word="false"/>
      <style:text-properties officeooo:paragraph-rsid="003f16d6"/>
    </style:style>
    <style:style style:name="P12" style:family="paragraph" style:parent-style-name="Standard" style:list-style-name="L5">
      <style:paragraph-properties fo:text-align="start" style:justify-single-word="false"/>
      <style:text-properties officeooo:paragraph-rsid="003fce7b"/>
    </style:style>
    <style:style style:name="P13" style:family="paragraph" style:parent-style-name="Standard" style:list-style-name="L1">
      <style:paragraph-properties fo:text-align="start" style:justify-single-word="false"/>
      <style:text-properties fo:font-size="12pt" fo:font-weight="normal" officeooo:rsid="0029591b" officeooo:paragraph-rsid="0029591b" style:font-size-asian="10.5pt" style:font-weight-asian="normal" style:font-size-complex="12pt" style:font-weight-complex="normal"/>
    </style:style>
    <style:style style:name="P14" style:family="paragraph" style:parent-style-name="Standard" style:list-style-name="L4">
      <style:paragraph-properties fo:text-align="start" style:justify-single-word="false"/>
      <style:text-properties fo:font-size="12pt" fo:font-weight="normal" officeooo:rsid="0029591b" officeooo:paragraph-rsid="0033d3eb"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officeooo:rsid="002596a0" officeooo:paragraph-rsid="002596a0"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normal" officeooo:rsid="0011be7e" officeooo:paragraph-rsid="00369f66"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officeooo:rsid="00369f66" officeooo:paragraph-rsid="00369f66" style:font-size-asian="10.5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fo:font-weight="normal" officeooo:paragraph-rsid="003fce7b" style:font-size-asian="10.5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fo:font-size="12pt" fo:font-weight="normal" officeooo:paragraph-rsid="003fce7b" style:font-size-asian="10.5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fo:font-size="12pt" fo:font-weight="normal" officeooo:rsid="001a4513" officeooo:paragraph-rsid="003fce7b" style:font-size-asian="10.5pt" style:font-weight-asian="normal" style:font-size-complex="12pt" style:font-weight-complex="normal"/>
    </style:style>
    <style:style style:name="P21" style:family="paragraph" style:parent-style-name="Standard" style:list-style-name="L4">
      <style:paragraph-properties fo:text-align="start" style:justify-single-word="false"/>
      <style:text-properties fo:font-size="12pt" fo:font-weight="normal" officeooo:rsid="003939b6" officeooo:paragraph-rsid="003939b6" style:font-size-asian="10.5pt" style:font-weight-asian="normal" style:font-size-complex="12pt" style:font-weight-complex="normal"/>
    </style:style>
    <style:style style:name="P22" style:family="paragraph" style:parent-style-name="Standard" style:list-style-name="L4">
      <style:paragraph-properties fo:text-align="start" style:justify-single-word="false"/>
      <style:text-properties fo:font-size="12pt" fo:font-weight="normal" officeooo:rsid="00286022" officeooo:paragraph-rsid="0033d3eb" style:font-size-asian="10.5pt" style:font-weight-asian="normal" style:font-size-complex="12pt" style:font-weight-complex="normal"/>
    </style:style>
    <style:style style:name="P23" style:family="paragraph" style:parent-style-name="Standard" style:list-style-name="L4">
      <style:paragraph-properties fo:text-align="start" style:justify-single-word="false"/>
      <style:text-properties fo:font-size="12pt" fo:font-weight="normal" officeooo:rsid="00286022" officeooo:paragraph-rsid="003939b6" style:font-size-asian="10.5pt" style:font-weight-asian="normal" style:font-size-complex="12pt" style:font-weight-complex="normal"/>
    </style:style>
    <style:style style:name="P24" style:family="paragraph" style:parent-style-name="Standard" style:list-style-name="L4">
      <style:paragraph-properties fo:text-align="start" style:justify-single-word="false"/>
      <style:text-properties fo:font-size="12pt" fo:font-weight="normal" officeooo:rsid="00286022" officeooo:paragraph-rsid="003eaeec" style:font-size-asian="10.5pt" style:font-weight-asian="normal" style:font-size-complex="12pt" style:font-weight-complex="normal"/>
    </style:style>
    <style:style style:name="P25" style:family="paragraph" style:parent-style-name="Standard" style:list-style-name="L5">
      <style:paragraph-properties fo:text-align="start" style:justify-single-word="false"/>
      <style:text-properties fo:font-size="12pt" fo:font-weight="normal" officeooo:rsid="003f16d6" officeooo:paragraph-rsid="003f16d6" style:font-size-asian="10.5pt" style:font-weight-asian="normal" style:font-size-complex="12pt" style:font-weight-complex="normal"/>
    </style:style>
    <style:style style:name="T1" style:family="text">
      <style:text-properties officeooo:rsid="0019d28c"/>
    </style:style>
    <style:style style:name="T2" style:family="text">
      <style:text-properties officeooo:rsid="001a4513"/>
    </style:style>
    <style:style style:name="T3" style:family="text">
      <style:text-properties style:text-position="super 58%" officeooo:rsid="001a4513"/>
    </style:style>
    <style:style style:name="T4" style:family="text">
      <style:text-properties officeooo:rsid="001cd514"/>
    </style:style>
    <style:style style:name="T5" style:family="text">
      <style:text-properties officeooo:rsid="0020edaf"/>
    </style:style>
    <style:style style:name="T6" style:family="text">
      <style:text-properties fo:font-size="12pt" fo:font-weight="normal" officeooo:rsid="0026b16e" style:font-size-asian="10.5pt" style:font-weight-asian="normal" style:font-size-complex="12pt" style:font-weight-complex="normal"/>
    </style:style>
    <style:style style:name="T7" style:family="text">
      <style:text-properties fo:font-size="12pt" fo:font-weight="normal" officeooo:rsid="002793f9" style:font-size-asian="10.5pt" style:font-weight-asian="normal" style:font-size-complex="12pt" style:font-weight-complex="normal"/>
    </style:style>
    <style:style style:name="T8" style:family="text">
      <style:text-properties fo:font-size="12pt" fo:font-weight="normal" officeooo:rsid="002d9ac8" style:font-size-asian="10.5pt" style:font-weight-asian="normal" style:font-size-complex="12pt" style:font-weight-complex="normal"/>
    </style:style>
    <style:style style:name="T9" style:family="text">
      <style:text-properties fo:font-size="12pt" fo:font-weight="normal" officeooo:rsid="003f16d6" style:font-size-asian="10.5pt" style:font-weight-asian="normal" style:font-size-complex="12pt" style:font-weight-complex="normal"/>
    </style:style>
    <style:style style:name="T10" style:family="text">
      <style:text-properties fo:font-size="12pt" fo:font-weight="normal" officeooo:rsid="003fce7b" style:font-size-asian="10.5pt" style:font-weight-asian="normal" style:font-size-complex="12pt" style:font-weight-complex="normal"/>
    </style:style>
    <style:style style:name="T11" style:family="text">
      <style:text-properties fo:font-size="12pt" fo:font-weight="normal" officeooo:rsid="0042292d" style:font-size-asian="10.5pt" style:font-weight-asian="normal" style:font-size-complex="12pt" style:font-weight-complex="normal"/>
    </style:style>
    <style:style style:name="T12" style:family="text">
      <style:text-properties fo:font-size="12pt" fo:font-weight="normal" officeooo:rsid="0043df8e" style:font-size-asian="10.5pt" style:font-weight-asian="normal" style:font-size-complex="12pt" style:font-weight-complex="normal"/>
    </style:style>
    <style:style style:name="T13" style:family="text">
      <style:text-properties fo:font-size="12pt" fo:font-weight="normal" officeooo:rsid="0044c2ab" style:font-size-asian="10.5pt" style:font-weight-asian="normal" style:font-size-complex="12pt" style:font-weight-complex="normal"/>
    </style:style>
    <style:style style:name="T14" style:family="text">
      <style:text-properties officeooo:rsid="0033d3eb"/>
    </style:style>
    <style:style style:name="T15" style:family="text">
      <style:text-properties officeooo:rsid="0033d3eb" style:font-size-asian="12pt"/>
    </style:style>
    <style:style style:name="T16" style:family="text">
      <style:text-properties officeooo:rsid="00197b00" style:font-size-asian="12pt"/>
    </style:style>
    <style:style style:name="T17" style:family="text">
      <style:text-properties officeooo:rsid="002134b5" style:font-size-asian="12pt"/>
    </style:style>
    <style:style style:name="T18" style:family="text">
      <style:text-properties officeooo:rsid="001b12bc" style:font-size-asian="12pt"/>
    </style:style>
    <style:style style:name="T19" style:family="text">
      <style:text-properties officeooo:rsid="00381b69"/>
    </style:style>
    <style:style style:name="T20" style:family="text">
      <style:text-properties officeooo:rsid="003939b6"/>
    </style:style>
    <style:style style:name="T21" style:family="text">
      <style:text-properties officeooo:rsid="003b1ccc"/>
    </style:style>
    <style:style style:name="T22" style:family="text">
      <style:text-properties officeooo:rsid="003d4e50"/>
    </style:style>
    <style:style style:name="T23" style:family="text">
      <style:text-properties officeooo:rsid="003eaeec"/>
    </style:style>
    <style:style style:name="T24" style:family="text">
      <style:text-properties officeooo:rsid="003fce7b"/>
    </style:style>
    <style:style style:name="T25" style:family="text">
      <style:text-properties officeooo:rsid="00417c14"/>
    </style:style>
    <style:style style:name="T26" style:family="text">
      <style:text-properties officeooo:rsid="00476372"/>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B</text:span>inary search tree(BST)</text:p>
      <text:p text:style-name="P1"/>
      <text:list xml:id="list5094410296656880482" text:style-name="L1">
        <text:list-item>
          <text:p text:style-name="P10"><text:span text:style-name="T6">A binary search tree</text:span><text:span text:style-name="T8">(BST)</text:span><text:span text:style-name="T6"> is a binary tree </text:span><text:span text:style-name="T8">which s</text:span><text:span text:style-name="T6">a</text:span><text:span text:style-name="T7">t</text:span><text:span text:style-name="T6">isfies the restriction that the key in any node is larger than the keys in all nodes in the node</text:span><text:span text:style-name="T7">'</text:span><text:span text:style-name="T6">s left subtree and smaller than the keys in all nodes in that node's right subtree.</text:span></text:p>
        </text:list-item>
        <text:list-item>
          <text:p text:style-name="P13">An in-order traversal of such a tree gives us a sorted list.</text:p>
        </text:list-item>
        <text:list-item>
          <text:p text:style-name="P15">BST's combine the flexibility of insertion in a linked list with the efficiency of search in an ordered array.</text:p>
        </text:list-item>
        <text:list-item>
          <text:p text:style-name="P16">The performance of an operation on a BST depends on the shape of the tree.</text:p>
          <text:list>
            <text:list-item>
              <text:p text:style-name="P17">In the best case, if the tree is completely balanced, the worst case complexity is O(lg N)</text:p>
            </text:list-item>
            <text:list-item>
              <text:p text:style-name="P17">In the worst case, if the tree is completely biased to one side, the worst case complexity is O(N). </text:p>
            </text:list-item>
          </text:list>
        </text:list-item>
      </text:list>
      <text:p text:style-name="P6"/>
      <text:p text:style-name="P6">Properties of binary search trees<text:span text:style-name="T19">(Figure 1)</text:span></text:p>
      <text:list xml:id="list7134600726654696218" text:style-name="L2">
        <text:list-item>
          <text:p text:style-name="P18">If a node in a BST has two children, then its in<text:span text:style-name="T1">-</text:span>order successor has no left child and its inorder predecessor has no right child</text:p>
          <text:list>
            <text:list-item>
              <text:p text:style-name="P18">If they respectively did, then those nodes would be the inorder successor and and inorder predecessor respectively.</text:p>
            </text:list-item>
          </text:list>
        </text:list-item>
        <text:list-item>
          <text:p text:style-name="P18">In a BST T whose keys are distinct, let x be a leaf node and let y be its parent. Then, y is either the smallest key in T which is larger than x or largest key in T which is smaller than x.</text:p>
        </text:list-item>
      </text:list>
      <text:p text:style-name="P3"/>
      <text:p text:style-name="P7">Number of binary search trees that can be formed out of n distinct nodes</text:p>
      <text:list xml:id="list6930560969685131788" text:style-name="L3">
        <text:list-item>
          <text:p text:style-name="P20">The root of a BST can be formed with any of the n nodes.</text:p>
        </text:list-item>
        <text:list-item>
          <text:p text:style-name="P20">Once a node, say k'th, is picked as the root, it's left subtree is also a BST with k – 1 nodes. Similarly, its right subtree is also a BST with n – k nodes.</text:p>
        </text:list-item>
        <text:list-item>
          <text:p text:style-name="P20">As each of the each of the left and right subtrees form <text:span text:style-name="T4">different</text:span> BST's with the root the total number of </text:p>
        </text:list-item>
        <text:list-item>
          <text:p text:style-name="P19"><text:span text:style-name="T2">Total number o</text:span><text:span text:style-name="T26">f</text:span><text:span text:style-name="T2"> BST's = Number of BST's with the 1</text:span><text:span text:style-name="T3">st</text:span><text:span text:style-name="T2"> node as root + Number of BST's with 2</text:span><text:span text:style-name="T3">nd</text:span><text:span text:style-name="T2"> node as root + … + Number of BST's with the n'th node as root</text:span></text:p>
          <text:list>
            <text:list-header>
              <text:p text:style-name="P20"><draw:frame draw:style-name="fr1" draw:name="Object1" text:anchor-type="as-char" svg:y="-0.2807in" svg:width="1.8516in" svg:height="0.4484in" draw:z-index="0"><draw:object xlink:href="./Object 1" xlink:type="simple" xlink:show="embed" xlink:actuate="onLoad"/><draw:image xlink:href="./ObjectReplacements/Object 1" xlink:type="simple" xlink:show="embed" xlink:actuate="onLoad"/><svg:desc>formula</svg:desc></draw:frame></text:p>
            </text:list-header>
          </text:list>
        </text:list-item>
      </text:list>
      <text:p text:style-name="P4"/>
      <text:p text:style-name="P5"><text:span text:style-name="T24">Basic o</text:span><text:span text:style-name="T14">perations</text:span><text:span text:style-name="T15"> </text:span><text:span text:style-name="T16">–</text:span><text:span text:style-name="T17"> </text:span><text:a xlink:type="simple" xlink:href="../src/BinarySearchTreeST.java"><text:span text:style-name="T18">Implementation</text:span></text:a></text:p>
      <text:list xml:id="list362775226060396909" text:style-name="L4">
        <text:list-item>
          <text:p text:style-name="P14">Search</text:p>
          <text:list>
            <text:list-item>
              <text:p text:style-name="P21">Given a key, a comparison with the root of the BST tells us if the required node is in the left or right subtree of that node. This process when continued recursively takes us to a node where the required key is present. If not present the traversal takes us to a null node which means that the key is not present.</text:p>
            </text:list-item>
          </text:list>
        </text:list-item>
        <text:list-item>
          <text:p text:style-name="P22">Insertion</text:p>
          <text:list>
            <text:list-item>
              <text:p text:style-name="P23"><text:span text:style-name="T20">Insertion follows the same traversal technique adopted during a search. Here if the key is found, the </text:span><text:span text:style-name="T21">corresponding</text:span><text:span text:style-name="T20"> value is updated. If not, we reach a null node which is the new place of the key to be inserted.</text:span></text:p>
            </text:list-item>
          </text:list>
        </text:list-item>
        <text:list-item>
          <text:p text:style-name="P22">Deletion<text:span text:style-name="T24">(Figure ???</text:span><text:span text:style-name="T25">)</text:span></text:p>
          <text:list>
            <text:list-item>
              <text:p text:style-name="P21">Deletion follows the same traversal technique to reach the node to be deleted.</text:p>
            </text:list-item>
            <text:list-item>
              <text:p text:style-name="P24"><text:span text:style-name="T20">Here the node is replaced with its inorder predecessor, </text:span><text:span text:style-name="T22">p</text:span><text:span text:style-name="T20">. </text:span><text:span text:style-name="T23">p previously could not have a right child(it was the inorder predecessor). </text:span><text:span text:style-name="T22">Attach the previously left-subtree subtree of p </text:span><text:span text:style-name="T23">into the place p previously held.</text:span></text:p>
            </text:list-item>
          </text:list>
        </text:list-item>
      </text:list>
      <text:p text:style-name="P2"/>
      <text:p text:style-name="P8">Analysis</text:p>
      <text:list xml:id="list7149936452037333823" text:style-name="L5">
        <text:list-item>
          <text:p text:style-name="P11"><text:span text:style-name="T9">Worst case</text:span><text:span text:style-name="T10">(Figure ???)</text:span></text:p>
          <text:list>
            <text:list-item>
              <text:p text:style-name="P12"><text:soft-page-break/><text:span text:style-name="T13">If a BST has N nodes, i</text:span><text:span text:style-name="T10">n the worst case </text:span><text:span text:style-name="T13">it</text:span><text:span text:style-name="T10"> may become completely </text:span><text:span text:style-name="T11">unbalanced and all operations take time proportional to the height of the tree which is </text:span><text:span text:style-name="T12">N.</text:span></text:p>
            </text:list-item>
          </text:list>
        </text:list-item>
        <text:list-item>
          <text:p text:style-name="P25">Average c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10-28T13:47:46</meta:creation-date>
    <dc:date>2013-05-14T07:25:42</dc:date>
    <meta:editing-duration>PT10H7M29S</meta:editing-duration>
    <meta:editing-cycles>34</meta:editing-cycles>
    <meta:generator>LibreOffice/4.0.2.2$Linux_x86 LibreOffice_project/400m0$Build-2</meta:generator>
    <dc:creator>Kempa </dc:creator>
    <meta:document-statistic meta:table-count="0" meta:image-count="0" meta:object-count="1" meta:page-count="2" meta:paragraph-count="29" meta:word-count="554" meta:character-count="2817" meta:non-whitespace-character-count="2310"/>
  </office:meta>
</office:document-meta>
</file>

<file path=Object 1/content.xml><?xml version="1.0" encoding="utf-8"?>
<math xmlns="http://www.w3.org/1998/Math/MathML">
  <semantics>
    <mrow>
      <mi>C</mi>
      <mrow>
        <mrow>
          <mo stretchy="false">(</mo>
          <mrow>
            <mi>n</mi>
          </mrow>
          <mo stretchy="false">)</mo>
        </mrow>
        <mo stretchy="false">=</mo>
        <mrow>
          <munderover>
            <mo stretchy="false">∑</mo>
            <mrow>
              <mi>i</mi>
              <mo stretchy="false">=</mo>
              <mn>1</mn>
            </mrow>
            <mi>n</mi>
          </munderover>
          <mrow>
            <mi>C</mi>
            <mrow>
              <mo stretchy="false">(</mo>
              <mrow>
                <mi>i</mi>
                <mi>–</mi>
                <mn>1</mn>
              </mrow>
              <mo stretchy="false">)</mo>
            </mrow>
            <mi>C</mi>
            <mrow>
              <mo stretchy="false">(</mo>
              <mrow>
                <mrow>
                  <mi>n</mi>
                  <mo stretchy="false">−</mo>
                  <mi>i</mi>
                </mrow>
              </mrow>
              <mo stretchy="false">)</mo>
            </mrow>
          </mrow>
        </mrow>
      </mrow>
    </mrow>
    <annotation encoding="StarMath 5.0">C(n) = sum from i = 1 to n {C(i – 1) C(n - i)}</annotation>
  </semantics>
</math>
</file>